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35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11.404cm"/>
    </style:style>
    <style:style style:name="co5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66" style:text-align-source="fix" style:repeat-content="false" fo:border="0.088cm solid #66ffff"/>
      <style:paragraph-properties fo:text-align="center" fo:margin-left="0cm"/>
      <style:text-properties fo:color="#66ffff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[$Sheet1.$H$2:.$H$6])" table:allow-empty-cell="true" table:display-list="unsorted" table:base-cell-address="Sheet1.D2">
          <table:error-message table:message-type="stop" table:display="true"/>
        </table:content-validation>
        <table:content-validation table:name="val2" table:condition="of:cell-content-is-in-list([$Sheet1.$H$2:.$H$7])" table:allow-empty-cell="true" table:display-list="unsorted" table:base-cell-address="Sheet1.D20"/>
        <table:content-validation table:name="val3" table:condition="of:cell-content-is-in-list([$Sheet1.$H$2:.$H$6])" table:allow-empty-cell="true" table:display-list="unsorted" table:base-cell-address="Sheet1.D35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sset nam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Link</text:p>
          </table:table-cell>
          <table:table-cell table:style-name="ce1" table:content-validation-name="val1" office:value-type="string">
            <text:p>Type</text:p>
          </table:table-cell>
          <table:table-cell table:number-columns-repeated="3"/>
          <table:table-cell office:value-type="string">
            <text:p>Types:</text:p>
          </table:table-cell>
        </table:table-row>
        <table:table-row table:style-name="ro2">
          <table:table-cell office:value-type="string">
            <text:p>Snake's SECOND Authentic Gun Sounds Pack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second-authentic-gun-sounds-pack">https://f8studios.itch.io/snakes-second-authentic-gun-sounds-pack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Sound effect</text:p>
          </table:table-cell>
        </table:table-row>
        <table:table-row table:style-name="ro2">
          <table:table-cell office:value-type="string">
            <text:p>Snake's Authentic Gun Sounds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authentic-gun-sounds">https://f8studios.itch.io/snakes-authentic-gun-sounds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Music</text:p>
          </table:table-cell>
        </table:table-row>
        <table:table-row table:style-name="ro2">
          <table:table-cell office:value-type="string">
            <text:p>Minigun</text:p>
          </table:table-cell>
          <table:table-cell office:value-type="string">
            <text:p>Jim Rogers</text:p>
          </table:table-cell>
          <table:table-cell office:value-type="string">
            <text:p><text:a xlink:href="https://soundbible.com/1920-Minigun.html">https://soundbible.com/1920-Minigun.html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3D</text:p>
          </table:table-cell>
        </table:table-row>
        <table:table-row table:style-name="ro2">
          <table:table-cell office:value-type="string">
            <text:p>FREE FPS SFX</text:p>
          </table:table-cell>
          <table:table-cell office:value-type="string">
            <text:p>LMGLolo</text:p>
          </table:table-cell>
          <table:table-cell office:value-type="string">
            <text:p><text:a xlink:href="https://lmglolo.itch.io/free-fps-sfx">https://lmglolo.itch.io/free-fps-sfx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2D</text:p>
          </table:table-cell>
        </table:table-row>
        <table:table-row table:style-name="ro2">
          <table:table-cell office:value-type="string">
            <text:p>Weapon, Sword, Metal sword, Swing, fast, impact</text:p>
          </table:table-cell>
          <table:table-cell office:value-type="string">
            <text:p>julianmateo_</text:p>
          </table:table-cell>
          <table:table-cell office:value-type="string">
            <text:p><text:a xlink:href="https://freesound.org/people/julianmateo_/sounds/522701/">https://freesound.org/people/julianmateo_/sounds/522701/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Other</text:p>
          </table:table-cell>
        </table:table-row>
        <table:table-row table:style-name="ro2">
          <table:table-cell office:value-type="string">
            <text:p>Share Tech Mono</text:p>
          </table:table-cell>
          <table:table-cell office:value-type="string">
            <text:p>Carrois Apostrophe</text:p>
          </table:table-cell>
          <table:table-cell office:value-type="string">
            <text:p><text:a xlink:href="https://fonts.google.com/specimen/Share+Tech+Mono?classification=Monospace">https://fonts.google.com/specimen/Share+Tech+Mono?classification=Monospace</text:a></text:p>
          </table:table-cell>
          <table:table-cell table:content-validation-name="val2" office:value-type="string">
            <text:p>Font</text:p>
          </table:table-cell>
          <table:table-cell table:number-columns-repeated="3"/>
          <table:table-cell office:value-type="string">
            <text:p>Font</text:p>
          </table:table-cell>
        </table:table-row>
        <table:table-row table:style-name="ro2">
          <table:table-cell office:value-type="string">
            <text:p>Ultimate UI SFX Pack</text:p>
          </table:table-cell>
          <table:table-cell office:value-type="string">
            <text:p>JDSherbert</text:p>
          </table:table-cell>
          <table:table-cell office:value-type="string">
            <text:p><text:a xlink:href="https://jdsherbert.itch.io/ultimate-ui-sfx-pack">https://jdsherbert.itch.io/ultimate-ui-sfx-pack</text:a></text:p>
          </table:table-cell>
          <table:table-cell table:content-validation-name="val2" office:value-type="string">
            <text:p>Sound effec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 table:number-rows-repeated="11">
          <table:table-cell table:number-columns-repeated="3"/>
          <table:table-cell table:content-validation-name="val2"/>
          <table:table-cell table:number-columns-repeated="4"/>
        </table:table-row>
        <table:table-row table:style-name="ro2" table:number-rows-repeated="14">
          <table:table-cell table:number-columns-repeated="3"/>
          <table:table-cell table:content-validation-name="val3"/>
          <table:table-cell table:number-columns-repeated="4"/>
        </table:table-row>
        <table:table-row table:style-name="ro2">
          <table:table-cell table:number-columns-repeated="3"/>
          <table:table-cell table:content-validation-name="val3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2">12.09.2024</text:date>, <text:time>00:3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9S</meta:editing-duration>
    <meta:editing-cycles>14</meta:editing-cycles>
    <meta:generator>OpenOffice/4.1.14$Win32 OpenOffice.org_project/4114m1$Build-9811</meta:generator>
    <dc:date>2024-09-12T00:38:45.38</dc:date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